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48ea" officeooo:paragraph-rsid="000cf4ad"/>
    </style:style>
    <style:style style:name="P2" style:family="paragraph" style:parent-style-name="Standard" style:list-style-name="L1">
      <style:text-properties officeooo:rsid="000948ea" officeooo:paragraph-rsid="001af117"/>
    </style:style>
    <style:style style:name="P3" style:family="paragraph" style:parent-style-name="Standard" style:list-style-name="L1">
      <style:text-properties officeooo:rsid="0018e7d3" officeooo:paragraph-rsid="0018e7d3"/>
    </style:style>
    <style:style style:name="P4" style:family="paragraph" style:parent-style-name="Standard" style:list-style-name="L1">
      <style:text-properties officeooo:rsid="0018e7d3" officeooo:paragraph-rsid="003a162f"/>
    </style:style>
    <style:style style:name="P5" style:family="paragraph" style:parent-style-name="Standard" style:list-style-name="L1">
      <style:text-properties officeooo:rsid="001a2c89" officeooo:paragraph-rsid="001a2c89"/>
    </style:style>
    <style:style style:name="P6" style:family="paragraph" style:parent-style-name="Standard" style:list-style-name="L1">
      <style:text-properties officeooo:rsid="002e35b0" officeooo:paragraph-rsid="0018e7d3"/>
    </style:style>
    <style:style style:name="P7" style:family="paragraph" style:parent-style-name="Standard" style:list-style-name="L1">
      <style:text-properties officeooo:rsid="001af117" officeooo:paragraph-rsid="001af117"/>
    </style:style>
    <style:style style:name="P8" style:family="paragraph" style:parent-style-name="Standard" style:list-style-name="L1">
      <style:text-properties officeooo:rsid="0021f12e" officeooo:paragraph-rsid="0021f12e"/>
    </style:style>
    <style:style style:name="P9" style:family="paragraph" style:parent-style-name="Standard" style:list-style-name="L1">
      <style:text-properties officeooo:rsid="002ba787" officeooo:paragraph-rsid="002ba787"/>
    </style:style>
    <style:style style:name="P10" style:family="paragraph" style:parent-style-name="Standard" style:list-style-name="L1">
      <style:text-properties officeooo:rsid="0023199b" officeooo:paragraph-rsid="0023199b"/>
    </style:style>
    <style:style style:name="P11" style:family="paragraph" style:parent-style-name="Standard" style:list-style-name="L1">
      <style:text-properties officeooo:rsid="002fb2d9" officeooo:paragraph-rsid="002fb2d9"/>
    </style:style>
    <style:style style:name="P12" style:family="paragraph" style:parent-style-name="Standard" style:list-style-name="L1">
      <style:text-properties officeooo:rsid="0031ad6e" officeooo:paragraph-rsid="0031ad6e"/>
    </style:style>
    <style:style style:name="P13" style:family="paragraph" style:parent-style-name="Standard" style:list-style-name="L1">
      <style:text-properties officeooo:rsid="002495f9" officeooo:paragraph-rsid="002495f9"/>
    </style:style>
    <style:style style:name="P14" style:family="paragraph" style:parent-style-name="Standard" style:list-style-name="L1">
      <style:text-properties officeooo:rsid="00268eab" officeooo:paragraph-rsid="00268eab"/>
    </style:style>
    <style:style style:name="P15" style:family="paragraph" style:parent-style-name="Standard" style:list-style-name="L1">
      <style:text-properties officeooo:rsid="0020385c" officeooo:paragraph-rsid="0020385c"/>
    </style:style>
    <style:style style:name="P16" style:family="paragraph" style:parent-style-name="Standard" style:list-style-name="L1">
      <style:text-properties officeooo:rsid="001c2abf" officeooo:paragraph-rsid="001c2abf"/>
    </style:style>
    <style:style style:name="P17" style:family="paragraph" style:parent-style-name="Standard" style:list-style-name="L1">
      <style:text-properties officeooo:rsid="001ceacc" officeooo:paragraph-rsid="001ceacc"/>
    </style:style>
    <style:style style:name="P18" style:family="paragraph" style:parent-style-name="Standard" style:list-style-name="L1">
      <style:text-properties officeooo:rsid="00332e3b" officeooo:paragraph-rsid="00332e3b"/>
    </style:style>
    <style:style style:name="P19" style:family="paragraph" style:parent-style-name="Standard" style:list-style-name="L1">
      <style:text-properties officeooo:rsid="001fae6c" officeooo:paragraph-rsid="001fae6c"/>
    </style:style>
    <style:style style:name="P20" style:family="paragraph" style:parent-style-name="Standard" style:list-style-name="L1">
      <style:text-properties officeooo:rsid="0029479c" officeooo:paragraph-rsid="0029479c"/>
    </style:style>
    <style:style style:name="P21" style:family="paragraph" style:parent-style-name="Standard" style:list-style-name="L1">
      <style:text-properties officeooo:rsid="002c0b2f" officeooo:paragraph-rsid="002c0b2f"/>
    </style:style>
    <style:style style:name="P22" style:family="paragraph" style:parent-style-name="Standard" style:list-style-name="L1">
      <style:text-properties officeooo:rsid="002cb86f" officeooo:paragraph-rsid="002cb86f"/>
    </style:style>
    <style:style style:name="P23" style:family="paragraph" style:parent-style-name="Standard" style:list-style-name="L1">
      <style:text-properties officeooo:rsid="00299777" officeooo:paragraph-rsid="00299777"/>
    </style:style>
    <style:style style:name="P24" style:family="paragraph" style:parent-style-name="Standard" style:list-style-name="L1">
      <style:text-properties officeooo:rsid="0036a10e" officeooo:paragraph-rsid="0036a10e"/>
    </style:style>
    <style:style style:name="P25" style:family="paragraph" style:parent-style-name="Standard" style:list-style-name="L1">
      <style:text-properties officeooo:rsid="0039c98f" officeooo:paragraph-rsid="0039c98f"/>
    </style:style>
    <style:style style:name="P26" style:family="paragraph" style:parent-style-name="Standard" style:list-style-name="L1">
      <style:text-properties officeooo:rsid="003bb6de" officeooo:paragraph-rsid="003bb6de"/>
    </style:style>
    <style:style style:name="P27" style:family="paragraph" style:parent-style-name="Standard" style:list-style-name="L1">
      <style:text-properties officeooo:rsid="003c0292" officeooo:paragraph-rsid="003c0292"/>
    </style:style>
    <style:style style:name="P28" style:family="paragraph" style:parent-style-name="Standard" style:list-style-name="L1">
      <style:text-properties officeooo:rsid="003d7df1" officeooo:paragraph-rsid="003d7df1"/>
    </style:style>
    <style:style style:name="P29" style:family="paragraph" style:parent-style-name="Standard" style:list-style-name="L1">
      <style:text-properties officeooo:rsid="003f5f45" officeooo:paragraph-rsid="003f5f45"/>
    </style:style>
    <style:style style:name="P30" style:family="paragraph" style:parent-style-name="Standard" style:list-style-name="L1">
      <style:text-properties officeooo:rsid="0040bc59" officeooo:paragraph-rsid="0040bc59"/>
    </style:style>
    <style:style style:name="T1" style:family="text">
      <style:text-properties officeooo:rsid="000cf4ad"/>
    </style:style>
    <style:style style:name="T2" style:family="text">
      <style:text-properties officeooo:rsid="001af117"/>
    </style:style>
    <style:style style:name="T3" style:family="text">
      <style:text-properties officeooo:rsid="001be208"/>
    </style:style>
    <style:style style:name="T4" style:family="text">
      <style:text-properties officeooo:rsid="001ceacc"/>
    </style:style>
    <style:style style:name="T5" style:family="text">
      <style:text-properties officeooo:rsid="001e1e0b"/>
    </style:style>
    <style:style style:name="T6" style:family="text">
      <style:text-properties officeooo:rsid="0020385c"/>
    </style:style>
    <style:style style:name="T7" style:family="text">
      <style:text-properties officeooo:rsid="00277ab5"/>
    </style:style>
    <style:style style:name="T8" style:family="text">
      <style:text-properties officeooo:rsid="002a5620"/>
    </style:style>
    <style:style style:name="T9" style:family="text">
      <style:text-properties officeooo:rsid="002cb86f"/>
    </style:style>
    <style:style style:name="T10" style:family="text">
      <style:text-properties officeooo:rsid="0031ad6e"/>
    </style:style>
    <style:style style:name="T11" style:family="text">
      <style:text-properties officeooo:rsid="0032db1a"/>
    </style:style>
    <style:style style:name="T12" style:family="text">
      <style:text-properties officeooo:rsid="00340dde"/>
    </style:style>
    <style:style style:name="T13" style:family="text">
      <style:text-properties officeooo:rsid="0035852a"/>
    </style:style>
    <style:style style:name="T14" style:family="text">
      <style:text-properties officeooo:rsid="0038819b"/>
    </style:style>
    <style:style style:name="T15" style:family="text">
      <style:text-properties officeooo:rsid="002e35b0"/>
    </style:style>
    <style:style style:name="T16" style:family="text">
      <style:text-properties officeooo:rsid="0040d87d"/>
    </style:style>
    <text:list-style style:name="L1">
      <text:list-level-style-number text:level="1" style:num-prefix=" 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02106156182328629" text:style-name="L1">
        <text:list-item>
          <text:p text:style-name="P1"><text:span text:style-name="T1">The</text:span> creative cycle</text:p>
          <text:list>
            <text:list-item>
              <text:p text:style-name="P3">Find a contribution to make</text:p>
              <text:list>
                <text:list-item>
                  <text:p text:style-name="P3">Read stored communication<text:span text:style-name="T8">s</text:span></text:p>
                </text:list-item>
                <text:list-item>
                  <text:p text:style-name="P3">Gain experience</text:p>
                </text:list-item>
                <text:list-item>
                  <text:p text:style-name="P3">Ask</text:p>
                </text:list-item>
              </text:list>
            </text:list-item>
            <text:list-item>
              <text:p text:style-name="P3">Craft the contribution</text:p>
            </text:list-item>
            <text:list-item>
              <text:p text:style-name="P3">Prepare and send the patchset or RFC</text:p>
            </text:list-item>
            <text:list-item>
              <text:p text:style-name="P3">Gather feedback</text:p>
              <text:list>
                <text:list-item>
                  <text:p text:style-name="P25">Testing results</text:p>
                </text:list-item>
                <text:list-item>
                  <text:p text:style-name="P25">Mentoring and guidance</text:p>
                </text:list-item>
                <text:list-item>
                  <text:p text:style-name="P25">Discussion of strategies</text:p>
                </text:list-item>
                <text:list-item>
                  <text:p text:style-name="P25">Suggestions for further improvement</text:p>
                </text:list-item>
              </text:list>
            </text:list-item>
            <text:list-item>
              <text:p text:style-name="P3">Incorporate changes</text:p>
              <text:list>
                <text:list-item>
                  <text:p text:style-name="P5">Use to improve your contribution</text:p>
                </text:list-item>
                <text:list-item>
                  <text:p text:style-name="P5">If contribution is rejected, find another to make</text:p>
                </text:list-item>
              </text:list>
            </text:list-item>
            <text:list-item>
              <text:p text:style-name="P3">Regenerate and resend the patchset or RFC</text:p>
            </text:list-item>
            <text:list-item>
              <text:p text:style-name="P3">Iterate on these last three steps</text:p>
            </text:list-item>
          </text:list>
        </text:list-item>
        <text:list-item>
          <text:p text:style-name="P3">Communicati<text:span text:style-name="T2">ng with team members and community</text:span></text:p>
          <text:list>
            <text:list-item>
              <text:p text:style-name="P3">Mailing lists</text:p>
            </text:list-item>
            <text:list-item>
              <text:p text:style-name="P3">Private email</text:p>
            </text:list-item>
            <text:list-item>
              <text:p text:style-name="P3">Conferences</text:p>
            </text:list-item>
            <text:list-item>
              <text:p text:style-name="P4">LWN</text:p>
            </text:list-item>
            <text:list-item>
              <text:p text:style-name="P4">IRC</text:p>
              <text:list>
                <text:list-item>
                  <text:p text:style-name="P26">Looks like multi-way text messaging</text:p>
                </text:list-item>
                <text:list-item>
                  <text:p text:style-name="P6">Use a powerful local client (not a web client)</text:p>
                </text:list-item>
                <text:list-item>
                  <text:p text:style-name="P26">Connect to a network</text:p>
                </text:list-item>
                <text:list-item>
                  <text:p text:style-name="P26">Once on the network, join a channel</text:p>
                </text:list-item>
              </text:list>
            </text:list-item>
          </text:list>
        </text:list-item>
        <text:list-item>
          <text:p text:style-name="P7">Coding your changes</text:p>
          <text:list>
            <text:list-item>
              <text:p text:style-name="P7">Plan</text:p>
              <text:list>
                <text:list-item>
                  <text:p text:style-name="P8">Trace existing paths of execution</text:p>
                </text:list-item>
                <text:list-item>
                  <text:p text:style-name="P8">Find passages that do something similar to what you want</text:p>
                </text:list-item>
                <text:list-item>
                  <text:p text:style-name="P9">Learn which lines are and are not relevant to your purpose</text:p>
                </text:list-item>
                <text:list-item>
                  <text:p text:style-name="P10">grep and lxr ident search</text:p>
                </text:list-item>
              </text:list>
            </text:list-item>
            <text:list-item>
              <text:p text:style-name="P7">Code</text:p>
              <text:list>
                <text:list-item>
                  <text:p text:style-name="P27">Language is C</text:p>
                </text:list-item>
                <text:list-item>
                  <text:p text:style-name="P11">Follow kernel coding style</text:p>
                </text:list-item>
                <text:list-item>
                  <text:p text:style-name="P11">Gain skill with your editor</text:p>
                </text:list-item>
              </text:list>
            </text:list-item>
            <text:list-item>
              <text:p text:style-name="P7">Compile <text:span text:style-name="T10">&amp; run</text:span></text:p>
              <text:list>
                <text:list-item>
                  <text:p text:style-name="P12">Remember that for a kernel, this involves installation and rebooting!</text:p>
                </text:list-item>
                <text:list-item>
                  <text:p text:style-name="P13">Using a virtual machine</text:p>
                </text:list-item>
                <text:list-item>
                  <text:p text:style-name="P14">Maintaining <text:span text:style-name="T7">known working and test</text:span> kernels</text:p>
                </text:list-item>
              </text:list>
            </text:list-item>
            <text:list-item>
              <text:p text:style-name="P7">Test <text:span text:style-name="T3">&amp; debug</text:span></text:p>
              <text:list>
                <text:list-item>
                  <text:p text:style-name="P15">printk</text:p>
                </text:list-item>
                <text:list-item>
                  <text:p text:style-name="P15">kernel logs</text:p>
                </text:list-item>
                <text:list-item>
                  <text:p text:style-name="P15">Set<text:span text:style-name="T11">ting</text:span> up the scenario on your machine</text:p>
                </text:list-item>
              </text:list>
            </text:list-item>
          </text:list>
        </text:list-item>
        <text:list-item>
          <text:p text:style-name="P7"><text:s/>Delivering your patch</text:p>
          <text:list>
            <text:list-item>
              <text:p text:style-name="P16">Commit strategy</text:p>
              <text:list>
                <text:list-item>
                  <text:p text:style-name="P17">Small incremental changes, even if preparing a <text:span text:style-name="T6">sizable</text:span> contribution</text:p>
                </text:list-item>
                <text:list-item>
                  <text:p text:style-name="P17">Order dependencies among changes, <text:span text:style-name="T5">i.e. keep it “bisectable”</text:span></text:p>
                </text:list-item>
                <text:list-item>
                  <text:p text:style-name="P29"><text:soft-page-break/>Each change should be encapsulated</text:p>
                </text:list-item>
                <text:list-item>
                  <text:p text:style-name="P17">Be prepared to alter previous commits</text:p>
                </text:list-item>
              </text:list>
            </text:list-item>
            <text:list-item>
              <text:p text:style-name="P16">Git branching strategy</text:p>
              <text:list>
                <text:list-item>
                  <text:p text:style-name="P16">Keep an unaltered master branch</text:p>
                </text:list-item>
                <text:list-item>
                  <text:p text:style-name="P16">Create a working branch, and <text:span text:style-name="T14">make </text:span>backup branches off of it</text:p>
                </text:list-item>
                <text:list-item>
                  <text:p text:style-name="P16"><text:span text:style-name="T4">Use a throwaway</text:span> branch to squash <text:span text:style-name="T4">commits </text:span>and prepare patches</text:p>
                </text:list-item>
                <text:list-item>
                  <text:p text:style-name="P18"><text:span text:style-name="T15">Find a strategy that works for you (my OPW mentor does not use branches)</text:span>Be prepared for changes that you will pull in when you update <text:span text:style-name="T12">your repo</text:span></text:p>
                </text:list-item>
              </text:list>
            </text:list-item>
            <text:list-item>
              <text:p text:style-name="P19">Composing the commit message</text:p>
              <text:list>
                <text:list-item>
                  <text:p text:style-name="P20">Work as hard on this as <text:span text:style-name="T9">you do on </text:span>coding!</text:p>
                </text:list-item>
                <text:list-item>
                  <text:p text:style-name="P21">Read existing examples</text:p>
                </text:list-item>
                <text:list-item>
                  <text:p text:style-name="P22">Craft your language</text:p>
                  <text:list>
                    <text:list-item>
                      <text:p text:style-name="P22">Be concise, yet thorough</text:p>
                    </text:list-item>
                    <text:list-item>
                      <text:p text:style-name="P23">Use imperative language</text:p>
                    </text:list-item>
                  </text:list>
                </text:list-item>
              </text:list>
            </text:list-item>
            <text:list-item>
              <text:p text:style-name="P22">The patch</text:p>
              <text:list>
                <text:list-item>
                  <text:p text:style-name="P22">Run checkpatch.pl -f on your files</text:p>
                </text:list-item>
                <text:list-item>
                  <text:p text:style-name="P28">Generate with a git command</text:p>
                </text:list-item>
                <text:list-item>
                  <text:p text:style-name="P28">cc everyone involved with the code</text:p>
                </text:list-item>
                <text:list-item>
                  <text:p text:style-name="P22">Send in plain text</text:p>
                  <text:list>
                    <text:list-item>
                      <text:p text:style-name="P30">Email formatting will break your code</text:p>
                    </text:list-item>
                    <text:list-item>
                      <text:p text:style-name="P24">Commit messages will become subject line and content</text:p>
                    </text:list-item>
                    <text:list-item>
                      <text:p text:style-name="P22">Remember, team members will apply your patch as is</text:p>
                    </text:list-item>
                    <text:list-item>
                      <text:p text:style-name="P30">Use a specific mail program (such as mutt) for this (no g<text:span text:style-name="T16">m</text:span>ail!)</text:p>
                    </text:list-item>
                  </text:list>
                </text:list-item>
              </text:list>
            </text:list-item>
          </text:list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4:49:07.141828872</meta:creation-date>
    <dc:date>2014-10-08T02:31:33.956685867</dc:date>
    <meta:editing-duration>PT7H27M52S</meta:editing-duration>
    <meta:editing-cycles>54</meta:editing-cycles>
    <meta:generator>LibreOffice/4.2.3.3$Linux_X86_64 LibreOffice_project/420m0$Build-3</meta:generator>
    <meta:document-statistic meta:table-count="0" meta:image-count="0" meta:object-count="0" meta:page-count="2" meta:paragraph-count="71" meta:word-count="433" meta:character-count="2423" meta:non-whitespace-character-count="2060"/>
  </office:meta>
</office:document-meta>
</file>